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ef" officeooo:paragraph-rsid="0000d9ef"/>
    </style:style>
    <style:style style:name="P2" style:family="paragraph" style:parent-style-name="Standard" style:list-style-name="L1">
      <style:text-properties officeooo:rsid="0000d9ef" officeooo:paragraph-rsid="0000d9ef"/>
    </style:style>
    <style:style style:name="P3" style:family="paragraph" style:parent-style-name="Standard" style:list-style-name="L1">
      <style:text-properties officeooo:rsid="00012ef6" officeooo:paragraph-rsid="00012ef6"/>
    </style:style>
    <style:style style:name="P4" style:family="paragraph" style:parent-style-name="Standard" style:list-style-name="L1">
      <style:text-properties officeooo:rsid="00015119" officeooo:paragraph-rsid="00015119"/>
    </style:style>
    <style:style style:name="T1" style:family="text">
      <style:text-properties officeooo:rsid="000151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5906835346939941122" text:style-name="L1">
        <text:list-item>
          <text:p text:style-name="P2">RENOWACJA FELG DO SAMOCHODÓW OSOBOWYCH I DOSTAWCZYCH OBEJMUJĘ PIASKOWANIE, PRZYGOTOWANIE <text:span text:style-name="T1">FELGI DO MALOWANIA</text:span> ORAZ MALOWANIE PROSZKOWE NA WYBRANY WCZEŚNIEJ KOLOR.</text:p>
        </text:list-item>
        <text:list-item>
          <text:p text:style-name="P4">MALOWANIE PROSZKOWE JEST DUŻO TRWALSZE NIŻ STANDARDOWE.</text:p>
          <text:p text:style-name="P4">MOŻLIWOŚĆ POZOSTAWIENIA AUTA ( W GARAŻU) NA CZAS RENOWACJI LUB WYPOŻYCZENIE KÓŁ NA CZAS RENOWACJI.</text:p>
        </text:list-item>
        <text:list-item>
          <text:p text:style-name="P3">MOŻLIWOŚĆ DEMONTAŻU I MONTAŻU OPON ORAZ WYWAŻENIA KÓŁ.</text:p>
        </text:list-item>
        <text:list-item>
          <text:p text:style-name="P3">MOŻLIWOŚĆ SPAWANIA <text:s/>ALUMINIUM ORAZ PROSTOWANIA FELG.</text:p>
        </text:list-item>
        <text:list-item>
          <text:p text:style-name="P4">NOWE WENTYLE GRATIS!</text:p>
        </text:list-item>
        <text:list-item>
          <text:p text:style-name="P4">SZYBKI CZAS REALIZ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38:26.481000000</meta:creation-date>
    <dc:date>2018-02-12T18:02:09.219000000</dc:date>
    <meta:editing-duration>PT22M2S</meta:editing-duration>
    <meta:editing-cycles>3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7" meta:word-count="69" meta:character-count="469" meta:non-whitespace-character-count="413"/>
  </office:meta>
</office:document-meta>
</file>